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tyle="normal" fo:font-weight="bold" style:font-style-asian="normal" style:font-weight-asian="bold" style:font-style-complex="normal" style:font-weight-complex="bold"/>
    </style:style>
    <style:style style:name="P3"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style:font-name="Times New Roman" fo:font-size="14pt" style:font-size-asian="14pt" style:font-size-complex="14pt"/>
    </style:style>
    <style:style style:name="P6" style:family="paragraph" style:parent-style-name="Standard">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7" style:family="paragraph" style:parent-style-name="Heading_20_1">
      <style:text-properties style:font-name="Times New Roman" fo:font-size="16pt" fo:font-weight="bold" style:font-size-asian="16pt" style:font-weight-asian="bold" style:font-size-complex="16pt" style:font-weight-complex="bold"/>
    </style:style>
    <style:style style:name="P8" style:family="paragraph" style:parent-style-name="Heading_20_2">
      <style:text-properties style:font-name="Times New Roman" fo:font-style="normal" fo:font-weight="bold" style:font-style-asian="normal" style:font-weight-asian="bold" style:font-style-complex="normal" style:font-weight-complex="bold"/>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text-properties style:font-name="Times New Roman" fo:font-size="16pt" fo:font-weight="normal" style:font-size-asian="16pt" style:font-weight-asian="normal" style:font-size-complex="16pt" style:font-weight-complex="normal"/>
    </style:style>
    <style:style style:name="P13"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4" style:family="paragraph" style:parent-style-name="Text_20_body">
      <style:text-properties style:font-name="Times New Roman" fo:font-style="normal" fo:font-weight="bold" style:font-style-asian="normal" style:font-weight-asian="bold" style:font-style-complex="normal" style:font-weight-complex="bold"/>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itle/>Pokémon-tietokan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isällysluettelo</text:p>
          </text:index-title>
          <text:p text:style-name="P10">1. Johdanto<text:tab/>3</text:p>
          <text:p text:style-name="P10">2. Yleiskuva järjestelmästä<text:tab/>4</text:p>
          <text:p text:style-name="P9">2.1. Käyttötapauskaavio<text:tab/>4</text:p>
          <text:p text:style-name="P9">2.2. Käyttäjäryhmät<text:tab/>4</text:p>
          <text:p text:style-name="P9">2.3. Käyttötapauskuvaukset<text:tab/>4</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 text:outline-level="1"><text:soft-page-break/>1. Johdanto</text:h>
      <text:p text:style-name="P1"/>
      <text:p text:style-name="Text_20_body">Aihe on valmiiden aiheiden listasta valittu Pokémon-tietokanta. Järjestelmän on tarkoitus sisältää Pokémon-peleistä tuttuja hahmoja ja niiden ominaisuuksia. Ylläpitäjä pystyy lisäämään tietokantaan uusia hahmoja ja poistamaan tai muokkaamaan vanhoja. Käyttäjä pystyy etsimään tietokannasta Pokémoneja ja lisäämään niitä itselleen omistettujen Pokémonien listaan. Omille Pokémoneilleen käyttäjä voi antaa lisätietoja. Lisäksi käyttäjä voi poistaa listaltaan hahmoja joita hän ei siellä enää tarvitse. Järjetelmään tulee myös luonnollisesti pystyä kirjautumaan ja käyttäjän rekisteröitymään. <text:span text:style-name="T3">Ei olla vielä aivan varmoja mitä kaikkia tietoja pokemoneista halutaan näyttää, ja voiko käyttäjä esimerkiksi luoda omista hahmoistaan joukkueita.</text:span></text:p>
      <text:p text:style-name="P11"/>
      <text:p text:style-name="Text_20_body"><text:span text:style-name="T1">Kielenä käytetään PHP:tä ja tietokantana on </text:span>PostgreSQ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P7" text:outline-level="1">2. Yleiskuva järjestelmästä</text:h>
      <text:h text:style-name="P8" text:outline-level="2">2.1. Käyttötapauskaavio</text:h>
      <text:p text:style-name="P3">Kaavio löytyy samasta kansiosta kuin tämä pdf. Voidaan lisätä tähän myöhemmin.</text:p>
      <text:p text:style-name="P3"/>
      <text:p text:style-name="P3"/>
      <text:h text:style-name="P8" text:outline-level="2">2.2. Käyttäjäryhmät</text:h>
      <text:p text:style-name="P3"/>
      <text:p text:style-name="P2">Rekisteröitynyt käyttäjä</text:p>
      <text:p text:style-name="P3"><text:tab/>Tietokannan käyttäjä, joka pystyy lisäilemään ja muokkailemaan omia omia hahmojaan </text:p>
      <text:p text:style-name="P3">järjestelmässä.</text:p>
      <text:p text:style-name="P3"/>
      <text:p text:style-name="P2">Ylläpitäjä</text:p>
      <text:p text:style-name="P3"><text:tab/>Henkilö joka pystyy ainakin lisäämään ja muokkaamaan tietokannan sisältämiä hahmoja.</text:p>
      <text:p text:style-name="P3"/>
      <text:p text:style-name="P2">Rekisteröimätön käyttäj<text:span text:style-name="T2">ä</text:span></text:p>
      <text:p text:style-name="P3"><text:tab/>Voi ehkä päästä katselemaan Pokémoneja ja niiden ylisiä tietoja.</text:p>
      <text:p text:style-name="P3"/>
      <text:p text:style-name="P3"/>
      <text:h text:style-name="P8" text:outline-level="2">2.3. Käyttötapauskuvaukset</text:h>
      <text:p text:style-name="P2"/>
      <text:p text:style-name="P2">Rekisteröimätön käyttäjä</text:p>
      <text:p text:style-name="P3">Pokémonien haku: </text:p>
      <text:p text:style-name="P3"><text:tab/>Kuka vain voi hakea Pokémoneja eri hakuehdoilla ja katsella Pokémonien yleisiä <text:s/>tietoja.</text:p>
      <text:p text:style-name="P3"/>
      <text:p text:style-name="P3">Muut: rekisteröityminen</text:p>
      <text:p text:style-name="P3"/>
      <text:p text:style-name="P2">Rekisteröity käyttäjä</text:p>
      <text:p text:style-name="P3">Pokémonien haku: </text:p>
      <text:p text:style-name="P3"><text:tab/>Voi hakea Pokémoneja eri hakuehdoilla ja katsella Pokémonien yleisiä tietoja.</text:p>
      <text:p text:style-name="P3"/>
      <text:p text:style-name="P3"/>
      <text:p text:style-name="P3"><text:soft-page-break/>Pokémonien lisäys omiin Pokémoneihin:</text:p>
      <text:p text:style-name="P3"><text:tab/>Löydettyään haluamansa hahmon, voidaan se lisätä omistettujen Pokémonien listaan.</text:p>
      <text:p text:style-name="P3"/>
      <text:p text:style-name="P3">Omien Pokémonien katselu:</text:p>
      <text:p text:style-name="P3"><text:tab/>Näytetään lista käyttäjän omista Pokémoneista. Kun käyttäja valitsee yhden hahmoistaan <text:tab/>näytetään sen tarkemmat tiedot.</text:p>
      <text:p text:style-name="P3"/>
      <text:p text:style-name="P3"/>
      <text:p text:style-name="P3">Pokémonien muokkaus: </text:p>
      <text:p text:style-name="P3"><text:tab/>Kun käyttäjä katselee yhden oman hahmonsa tietoja, hän voi myös muokata niitä.</text:p>
      <text:p text:style-name="P3"/>
      <text:p text:style-name="P3">Pokémonien poisto:</text:p>
      <text:p text:style-name="P3"><text:tab/>Kun käyttäjä katsoo Pokémoninsa tietoja hän voi myös poistaa sen. Poistaminen voisi olla <text:s text:c="2"/><text:tab/>ehkä mahdollista myös suoraan katsellessa listaa kaikista omistetuista Pokémoneista.</text:p>
      <text:p text:style-name="P3"/>
      <text:p text:style-name="P3">Muut: kirjautuminen</text:p>
      <text:p text:style-name="P3"/>
      <text:p text:style-name="P2">Ylläpitäjä</text:p>
      <text:p text:style-name="P2"/>
      <text:p text:style-name="P3">Lisää Pokémon:</text:p>
      <text:p text:style-name="P3"><text:tab/>Näyttää lomakkeen hahmon lisäykseen ja nappia painettaessa tehdään tiedoisa hahmo ja lisätään tietokntaan.</text:p>
      <text:p text:style-name="P3"/>
      <text:p text:style-name="P3">Muokkaa Pokémonia: </text:p>
      <text:p text:style-name="P3"><text:tab/>Näyttää Pokémonin tiedot ja antaa muokata niitä.</text:p>
      <text:p text:style-name="P3"/>
      <text:p text:style-name="P3">Poista Pokémon:</text:p>
      <text:p text:style-name="P3"><text:tab/>Kun katsellaan olemassa olevaa Pokémonia voidaan painaa poista nappia jolloin kyseinen hahmo poistetaan tietokannasta. Tällöin tulisi kaikilta käyttäjitäkin poistua kyseinen hahmo omasta Pokémon listasta.</text:p>
      <text:p text:style-name="P3"/>
      <text:p text:style-name="P3">Hae Pokémon:</text:p>
      <text:p text:style-name="P3"><text:tab/>Pitäisi varmaan myös ylläpitäjän kyetä etsimään hahmoja kuten kuka tahansa muu käyttäjä.</text:p>
      <text:p text:style-name="P11"/>
      <text:p text:style-name="P11">Muut: kirjautuminen</text:p>
      <text:p text:style-name="P11"/>
      <text:p text:style-name="P11"/>
      <text:p text:style-name="P11"/>
      <text:p text:style-name="P11"><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5T19:25:44.66</meta:creation-date>
    <dc:date>2015-09-05T21:42:37.41</dc:date>
    <meta:editing-duration>PT1H5S</meta:editing-duration>
    <meta:editing-cycles>3</meta:editing-cycles>
    <meta:generator>OpenOffice/4.1.1$Win32 OpenOffice.org_project/411m6$Build-9775</meta:generator>
    <meta:document-statistic meta:table-count="0" meta:image-count="0" meta:object-count="0" meta:page-count="6" meta:paragraph-count="48" meta:word-count="337" meta:character-count="2819"/>
  </office:meta>
</office:document-meta>
</file>